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style:page-number="auto" table:align="left"/>
    </style:style>
    <style:style style:name="Table1.A" style:family="table-column">
      <style:table-column-properties style:column-width="16.93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42cm" fo:margin-left="0cm" fo:margin-right="-0.09cm" fo:margin-top="0cm" fo:margin-bottom="0cm" table:align="margins"/>
    </style:style>
    <style:style style:name="Table2.A" style:family="table-column">
      <style:table-column-properties style:column-width="12.252cm" style:rel-column-width="48246*"/>
    </style:style>
    <style:style style:name="Table2.B" style:family="table-column">
      <style:table-column-properties style:column-width="1cm" style:rel-column-width="3938*"/>
    </style:style>
    <style:style style:name="Table2.C" style:family="table-column">
      <style:table-column-properties style:column-width="3.39cm" style:rel-column-width="13351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09cm" fo:margin-top="0cm" fo:margin-bottom="0cm" table:align="margins"/>
    </style:style>
    <style:style style:name="Table3.A" style:family="table-column">
      <style:table-column-properties style:column-width="2.492cm" style:rel-column-width="9814*"/>
    </style:style>
    <style:style style:name="Table3.B" style:family="table-column">
      <style:table-column-properties style:column-width="0.25cm" style:rel-column-width="986*"/>
    </style:style>
    <style:style style:name="Table3.C" style:family="table-column">
      <style:table-column-properties style:column-width="6.001cm" style:rel-column-width="23630*"/>
    </style:style>
    <style:style style:name="Table3.D" style:family="table-column">
      <style:table-column-properties style:column-width="1.205cm" style:rel-column-width="4744*"/>
    </style:style>
    <style:style style:name="Table3.E" style:family="table-column">
      <style:table-column-properties style:column-width="6.694cm" style:rel-column-width="26361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67cm" fo:margin-left="2.242cm" fo:margin-right="-0.056cm" table:align="margins"/>
    </style:style>
    <style:style style:name="Table4.A" style:family="table-column">
      <style:table-column-properties style:column-width="14.367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9.038cm" fo:margin-left="7.599cm" fo:margin-right="-0.085cm" table:align="margins"/>
    </style:style>
    <style:style style:name="Table5.A" style:family="table-column">
      <style:table-column-properties style:column-width="9.038cm" style:rel-column-width="5124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8.959cm" fo:margin-left="7.731cm" fo:margin-right="-0.138cm" table:align="margins"/>
    </style:style>
    <style:style style:name="Table6.A" style:family="table-column">
      <style:table-column-properties style:column-width="8.959cm" style:rel-column-width="5079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23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8"/></text:span></text:span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8"/>Menyusuli surat kami Nomor: {isi1} tanggal {isi2} Perihal penyerahan tersangka dan barang bukti (P-22) bersama ini diberitahukan bahwa tenggang waktu 14 hari untuk penyidikan tambahan telah lewat dan ternyata hasil penyidikan belum dapat dilengkapi sesuai petunjuk.</text:p>
                  <text:p text:style-name="P5"><text:s text:c="7"/>Berdasarkan pasal 27 (1) dan Undang-Undang Nomor 5 Tahun 1991 jo pasal 139 KUHAP, diminta dengan hormat agar Saudara menyerahkan tersangka dan barang bukti kepada kami untuk selanjutnya akan dilengkapi dengan pemeriksaan tambahan.</text:p>
                  <text:p text:style-name="P5"><text:s text:c="10"/>Demikian untuk dimaklumi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8:06:00Z</meta:creation-date>
    <dc:date>2015-10-17T08:54:38.69</dc:date>
    <meta:editing-cycles>16</meta:editing-cycles>
    <meta:editing-duration>PT7M8S</meta:editing-duration>
    <meta:document-statistic meta:table-count="6" meta:image-count="0" meta:object-count="0" meta:page-count="1" meta:paragraph-count="27" meta:word-count="111" meta:character-count="847"/>
    <meta:template xlink:type="simple" xlink:actuate="onRequest" xlink:title="" xlink:href="Normal.dotm"/>
  </office:meta>
</office:document-meta>
</file>